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B000000B82ED55A3D.png" manifest:media-type="image/png"/>
  <manifest:file-entry manifest:full-path="Pictures/100000000000015D000000B7082E73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33cm" svg:height="4.841cm" svg:x="1.038cm" svg:y="1.112cm">
          <draw:image xlink:href="Pictures/100000000000015D000000B7082E7346.png" xlink:type="simple" xlink:show="embed" xlink:actuate="onLoad">
            <text:p/>
          </draw:image>
        </draw:frame>
        <draw:frame draw:style-name="gr1" draw:text-style-name="P1" draw:layer="layout" svg:width="8.333cm" svg:height="4.867cm" svg:x="11.082cm" svg:y="1.086cm">
          <draw:image xlink:href="Pictures/100000000000013B000000B82ED55A3D.png" xlink:type="simple" xlink:show="embed" xlink:actuate="onLoad">
            <text:p/>
          </draw:image>
        </draw:frame>
        <draw:line draw:style-name="gr2" draw:text-style-name="P1" draw:layer="layout" svg:x1="10.652cm" svg:y1="1cm" svg:x2="10.652cm" svg:y2="6.08cm">
          <text:p/>
        </draw:line>
        <draw:line draw:style-name="gr2" draw:text-style-name="P1" draw:layer="layout" svg:x1="1cm" svg:y1="6.08cm" svg:x2="20cm" svg:y2="6.08cm">
          <text:p/>
        </draw:line>
        <draw:frame draw:style-name="gr3" draw:text-style-name="P2" draw:layer="layout" svg:width="1.143cm" svg:height="0.729cm" svg:x="12.938cm" svg:y="1cm">
          <draw:text-box>
            <text:p text:style-name="P2"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totyp </meta:initial-creator>
    <meta:creation-date>2014-08-28T22:59:25.848622632</meta:creation-date>
    <dc:date>2014-08-29T16:31:55.788134520</dc:date>
    <dc:creator>prototyp </dc:creator>
    <meta:editing-duration>PT17H28M18S</meta:editing-duration>
    <meta:editing-cycles>2</meta:editing-cycles>
    <meta:generator>LibreOffice/4.2.4.2$Linux_X86_64 LibreOffice_project/420m0$Build-2</meta:generator>
    <meta:document-statistic meta:object-count="5"/>
  </office:meta>
</office:document-meta>
</file>